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8.5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82.19pt"/>
    </style:style>
    <style:style style:name="co4" style:family="table-column">
      <style:table-column-properties fo:break-before="auto" style:column-width="113.84pt"/>
    </style:style>
    <style:style style:name="co5" style:family="table-column">
      <style:table-column-properties fo:break-before="auto" style:column-width="140.71pt"/>
    </style:style>
    <style:style style:name="co6" style:family="table-column">
      <style:table-column-properties fo:break-before="auto" style:column-width="256.14pt"/>
    </style:style>
    <style:style style:name="co7" style:family="table-column">
      <style:table-column-properties fo:break-before="auto" style:column-width="165.46pt"/>
    </style:style>
    <style:style style:name="co8" style:family="table-column">
      <style:table-column-properties fo:break-before="auto" style:column-width="194.4pt"/>
    </style:style>
    <style:style style:name="co9" style:family="table-column">
      <style:table-column-properties fo:break-before="auto" style:column-width="170.31pt"/>
    </style:style>
    <style:style style:name="co10" style:family="table-column">
      <style:table-column-properties fo:break-before="auto" style:column-width="139.41pt"/>
    </style:style>
    <style:style style:name="co11" style:family="table-column">
      <style:table-column-properties fo:break-before="auto" style:column-width="205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escription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referenceID</text:p>
          </table:table-cell>
        </table:table-row>
      </table:table>
      <table:table table:name="Distribution" table:style-name="ta1"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gazettee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ferenceID</text:p>
          </table:table-cell>
        </table:table-row>
      </table:table>
      <table:table table:name="Name" table:style-name="ta1">
        <table:table-column table:style-name="co4" table:default-cell-style-name="Default"/>
        <table:table-column table:style-name="co5" table:default-cell-style-name="Default"/>
        <table:table-column table:style-name="co4" table:number-columns-repeated="1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cientificName</text:p>
          </table:table-cell>
          <table:table-cell office:value-type="string" calcext:value-type="string">
            <text:p>authorship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pecificEpithet</text:p>
          </table:table-cell>
          <table:table-cell office:value-type="string" calcext:value-type="string">
            <text:p>infraspecificEpithet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publishedInPag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oricicada T Fleming, 1975</text:p>
          </table:table-cell>
          <table:table-cell office:value-type="string" calcext:value-type="string">
            <text:p>Fleming, 1975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Maoricicada</text:p>
          </table:table-cell>
          <table:table-cell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zoological</text:p>
          </table:table-cell>
          <table:table-cell table:number-columns-repeated="2"/>
          <table:table-cell office:value-type="string" calcext:value-type="string">
            <text:p>Check for species epithet with length less than 2</text:p>
          </table:table-cell>
        </table:table-row>
      </table:table>
      <table:table table:name="NameRel" table:style-name="ta1">
        <table:table-column table:style-name="co6" table:number-columns-repeated="5" table:default-cell-style-name="Default"/>
        <table:table-row table:style-name="ro1">
          <table:table-cell office:value-type="string" calcext:value-type="string">
            <text:p>nameID</text:p>
          </table:table-cell>
          <table:table-cell office:value-type="string" calcext:value-type="string">
            <text:p>relatedName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remarks</text:p>
          </table:table-cell>
        </table:table-row>
      </table:table>
      <table:table table:name="Media" table:style-name="ta1">
        <table:table-column table:style-name="co7" table:number-columns-repeated="9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nk</text:p>
          </table:table-cell>
        </table:table-row>
      </table:table>
      <table:table table:name="Reference" table:style-name="ta1">
        <table:table-column table:style-name="co8" table:number-columns-repeated="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link</text:p>
          </table:table-cell>
        </table:table-row>
      </table:table>
      <table:table table:name="Synonym" table:style-name="ta1">
        <table:table-column table:style-name="co9" table:number-columns-repeated="4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marks</text:p>
          </table:table-cell>
        </table:table-row>
      </table:table>
      <table:table table:name="Taxon" table:style-name="ta1">
        <table:table-column table:style-name="co10" table:number-columns-repeated="1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rent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accordingTo</text:p>
          </table:table-cell>
          <table:table-cell office:value-type="string" calcext:value-type="string">
            <text:p>accordingToID</text:p>
          </table:table-cell>
          <table:table-cell office:value-type="string" calcext:value-type="string">
            <text:p>accordingToDate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recent</text:p>
          </table:table-cell>
          <table:table-cell office:value-type="string" calcext:value-type="string">
            <text:p>lifezon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</table:table>
      <table:table table:name="VernacularName" table:style-name="ta1">
        <table:table-column table:style-name="co11" table:number-columns-repeated="8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litera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lifeStat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reference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6">00/00/0000</text:date>, <text:time style:data-style-name="N2" text:time-value="15:18:45.9455117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6T15:19:58.830038397</dc:date>
    <meta:editing-duration>PT7M49S</meta:editing-duration>
    <meta:editing-cycles>3</meta:editing-cycles>
    <meta:generator>LibreOffice/6.0.7.3$Linux_X86_64 LibreOffice_project/00m0$Build-3</meta:generator>
    <meta:document-statistic meta:table-count="9" meta:cell-count="78" meta:object-count="0"/>
  </office:meta>
</office:document-meta>
</file>